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5.9972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7929in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30pt" fo:font-style="normal" fo:text-shadow="none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60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header-rows>
          <table:table-row table:style-name="ro2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5-12-04T02:48:25.27537" calcext:value-type="date">
            <text:p>12/04/2025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Flip (mirror) bubble not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EB</text:p>
          </table:table-cell>
          <table:table-cell table:style-name="ce2" office:value-type="string" calcext:value-type="string">
            <text:p>Edit bubble note including automatic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-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Add an automatic MTEXT (pipe) label and style by looking up its layer name in your fil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fficiency</text:p>
          </table:table-cell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7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7" table:number-rows-repeated="1048171">
          <table:table-cell table:number-columns-repeated="1020"/>
        </table:table-row>
        <table:table-row table:style-name="ro8" table:number-rows-repeated="43">
          <table:table-cell table:number-columns-repeated="1020"/>
        </table:table-row>
        <table:table-row table:style-name="ro8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60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61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02:47:58.72533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5-12-0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5-12-04">00/00/0000</text:date></text:span></text:p>
        </style:region-left>
      </style:header-left>
      <style:header-first style:display="false"/>
      <style:footer>
        <style:region-left>
          <text:p><text:span text:style-name="MT1"><text:s/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m Haws</meta:initial-creator>
    <dc:date>2025-12-04T02:49:02.865658200</dc:date>
    <meta:editing-duration>P5DT19H4M43S</meta:editing-duration>
    <meta:editing-cycles>42</meta:editing-cycles>
    <meta:generator>LibreOffice/25.8.3.2$Windows_X86_64 LibreOffice_project/8ca8d55c161d602844f5428fa4b58097424e324e</meta:generator>
    <dc:creator>Tom Haws</dc:creator>
    <meta:document-statistic meta:table-count="4" meta:cell-count="2648" meta:object-count="0"/>
  </office:meta>
</office:document-meta>
</file>